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fo:color="#4472C4" style:text-underline-type="single" style:text-underline-style="solid" style:text-underline-width="auto" style:text-underline-mode="continuous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T6" style:parent-style-name="Policepardéfaut" style:family="text">
      <style:text-properties style:text-position="super 63.6%"/>
    </style:style>
    <style:style style:name="P7" style:parent-style-name="Paragraphedeliste" style:family="paragraph"/>
    <style:style style:name="P8" style:parent-style-name="Paragraphedeliste" style:family="paragraph"/>
  </office:automatic-styles>
  <office:body>
    <office:text text:use-soft-page-breaks="true">
      <text:p text:style-name="P1">Data Intelligence chapitre 1 Synthèse</text:p>
      <text:p text:style-name="Normal"/>
      <text:p text:style-name="Normal"/>
      <text:h text:style-name="Titre1" text:outline-level="1">La donnée :</text:h>
      <text:list text:style-name="LFO1" text:continue-numbering="true">
        <text:list-item>
          <text:p text:style-name="P2">Données structurées</text:p>
        </text:list-item>
        <text:list-item>
          <text:p text:style-name="P3">Données non structurées</text:p>
        </text:list-item>
        <text:list-item>
          <text:p text:style-name="P4">Données semi structurées</text:p>
        </text:list-item>
      </text:list>
      <text:h text:style-name="Titre1" text:outline-level="1">Transformer les données en information :</text:h>
      <text:list text:style-name="LFO1" text:continue-numbering="true">
        <text:list-item>
          <text:p text:style-name="P5">Rapport (1<text:span text:style-name="T6">er</text:span><text:s/>niveau)</text:p>
        </text:list-item>
        <text:list-item>
          <text:p text:style-name="P7">Tableau de bord et monitoring (2eme niveau)</text:p>
        </text:list-item>
        <text:list-item>
          <text:p text:style-name="P8">Machine learning (3eme niveau)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rian Michaux</meta:initial-creator>
    <dc:creator>Dorian Michaux</dc:creator>
    <meta:creation-date>2023-10-02T06:46:00Z</meta:creation-date>
    <dc:date>2023-10-02T15:13:00Z</dc:date>
    <meta:template xlink:href="Normal.dotm" xlink:type="simple"/>
    <meta:editing-cycles>1</meta:editing-cycles>
    <meta:editing-duration>PT2040S</meta:editing-duration>
    <meta:document-statistic meta:page-count="1" meta:paragraph-count="1" meta:word-count="39" meta:character-count="258" meta:row-count="1" meta:non-whitespace-character-count="220"/>
  </office:meta>
</office:document-meta>
</file>